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94.26mm"/>
    </style:style>
    <style:style style:name="co4" style:family="table-column">
      <style:table-column-properties fo:break-before="auto" style:column-width="1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Breakfast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3H30M00S" calcext:value-type="time">
            <text:p>13:3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Coffee 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WebKit security updates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Accessibility and the Free Desktop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A GLib look at structured logging</text:p>
          </table:table-cell>
          <table:table-cell office:value-type="string" calcext:value-type="string">
            <text:p>Growing an Open Source community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GNOME for non-technical us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TK: are we in the future, yet?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An Asynchronous Internet for GNOME</text:p>
          </table:table-cell>
          <table:table-cell office:value-type="string" calcext:value-type="string">
            <text:p>Building an automotive platform from GNOME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GNOME Games graph based health analytic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1H00M00S" calcext:value-type="time">
            <text:p>21:00</text:p>
          </table:table-cell>
          <table:table-cell table:number-columns-repeated="2"/>
          <table:table-cell office:value-type="string" calcext:value-type="string">
            <text:p>Z10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A look behind the curtain—how the Foundation run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Coding live! with Builder</text:p>
          </table:table-cell>
          <table:table-cell office:value-type="string" calcext:value-type="string">
            <text:p>How do/could we store secrets in GNOME?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Integration of Qt application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: customized desktop for the government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Hoepfner Burg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.00.0000</text:date>, <text:time style:data-style-name="N2" text:time-value="20:59:55.679904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8-10T21:09:14.117861997</dc:date>
    <meta:editing-duration>PT3H17M42S</meta:editing-duration>
    <meta:editing-cycles>39</meta:editing-cycles>
    <meta:generator>LibreOffice/5.2.0.4$Linux_X86_64 LibreOffice_project/20m0$Build-4</meta:generator>
    <dc:creator>Benjamin Berg</dc:creator>
    <meta:document-statistic meta:table-count="1" meta:cell-count="128" meta:object-count="0"/>
  </office:meta>
</office:document-meta>
</file>